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1"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Serres, Michel, and Lawrence R. Schehr. <text:span text:style-name="T1">The Parasite</text:span>. (Baltimore: Johns Hopkins University Press, 1982).</text:p>
      <text:p text:style-name="Text_20_body">{Serres, 1982 #812}</text:p>
      <text:p text:style-name="Text_20_body">Given, two interlocuters and the channels that attaches them to one another. The parasite, nesting on the flow of the relation, is in third position. Up to now, this model was adequate; it was the elementary link of the system. But now, the positions change. The guest becomes the interrupter; the noise becomes the interlocutor; part of the channel becomes obstacle and vice versa. 53-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abm</meta:initial-creator>
    <meta:creation-date>2008-02-11T11:49:39</meta:creation-date>
    <dc:creator>abm</dc:creator>
    <dc:date>2008-02-11T11:55:00</dc:date>
    <meta:editing-cycles>2</meta:editing-cycles>
    <meta:editing-duration>PT5M21S</meta:editing-duration>
    <meta:user-defined meta:name="Info 1"/>
    <meta:user-defined meta:name="Info 2"/>
    <meta:user-defined meta:name="Info 3"/>
    <meta:user-defined meta:name="Info 4"/>
    <meta:document-statistic meta:table-count="0" meta:image-count="0" meta:object-count="0" meta:page-count="1" meta:paragraph-count="3" meta:word-count="83" meta:character-count="511"/>
  </office:meta>
</office:document-meta>
</file>